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a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style:rfc-language-tag="ca-ES-valencia" fo:language="ca" fo:country="ES"/>
    </style:style>
    <style:style style:name="P2" style:family="paragraph" style:parent-style-name="Standard">
      <style:text-properties style:font-name="Arial4" style:rfc-language-tag="ca-ES-valencia" fo:language="ca" fo:country="ES" officeooo:paragraph-rsid="00129f11"/>
    </style:style>
    <style:style style:name="P3" style:family="paragraph" style:parent-style-name="Heading_20_3">
      <style:text-properties style:rfc-language-tag="ca-ES-valencia" fo:language="ca" fo:country="ES"/>
    </style:style>
    <style:style style:name="P4" style:family="paragraph" style:parent-style-name="Heading_20_3">
      <style:text-properties style:rfc-language-tag="ca-ES-valencia" fo:language="ca" fo:country="ES" officeooo:paragraph-rsid="0013167e"/>
    </style:style>
    <style:style style:name="P5" style:family="paragraph" style:parent-style-name="Standard" style:list-style-name="L1">
      <style:text-properties style:font-name="Arial4" style:rfc-language-tag="ca-ES-valencia" fo:language="ca" fo:country="ES" fo:font-weight="bold" officeooo:paragraph-rsid="00129f11" style:font-weight-asian="bold" style:font-weight-complex="bold"/>
    </style:style>
    <style:style style:name="P6" style:family="paragraph" style:parent-style-name="Standard" style:list-style-name="L1">
      <style:text-properties style:font-name="Arial4" style:rfc-language-tag="ca-ES-valencia" fo:language="ca" fo:country="ES" officeooo:paragraph-rsid="00129f11"/>
    </style:style>
    <style:style style:name="P7" style:family="paragraph" style:parent-style-name="Standard" style:list-style-name="L2">
      <style:text-properties style:font-name="Arial4" style:rfc-language-tag="ca-ES-valencia" fo:language="ca" fo:country="ES" officeooo:paragraph-rsid="00129f11"/>
    </style:style>
    <style:style style:name="T1" style:family="text">
      <style:text-properties officeooo:rsid="00129f11"/>
    </style:style>
    <style:style style:name="T2" style:family="text">
      <style:text-properties officeooo:rsid="0013167e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1. Mòduls als quals implica el projecte</text:h>
      <text:p text:style-name="P2">Per a desenvolupar RallyGO s’han integrat diverses capacitats adquirides al llarg del cicle formatiu, entre les quals destaquen:</text:p>
      <text:p text:style-name="P2"/>
      <text:h text:style-name="P3" text:outline-level="3"><text:span text:style-name="T1">Disseny d’Interfícies Web</text:span>:</text:h>
      <text:p text:style-name="P2">Ús de HTML, CSS i Bootstrap per crear interfícies responsives i atractives, que garanteixen una experiència d’usuari òptima tant en dispositius mòbils com en ordinadors.</text:p>
      <text:p text:style-name="P2"/>
      <text:h text:style-name="P3" text:outline-level="3">Bases de <text:span text:style-name="T2">d</text:span>ades:</text:h>
      <text:p text:style-name="P2">Implementació d’una base de dades MySQL per emmagatzemar informació rellevant com allotjaments, pàrquings i altres serveis, gestionada a través d’un model CRUD.</text:p>
      <text:h text:style-name="P4" text:outline-level="3"><text:span text:style-name="T2">Desenvolupament en entorn servidor</text:span> (PHP <text:span text:style-name="T2">amb </text:span>Laravel):</text:h>
      <text:p text:style-name="P2">Creació d’una API que permet realitzar operacions de creació, lectura, actualització i eliminació de dades, facilitant així la comunicació entre la base de dades i l’entorn client.</text:p>
      <text:p text:style-name="P2"/>
      <text:h text:style-name="P3" text:outline-level="3">Desenvolupament en <text:span text:style-name="T2">e</text:span>ntorn <text:span text:style-name="T2">c</text:span>lient:</text:h>
      <text:p text:style-name="P2">Utilització de React per a construir una interfície d’usuari dinàmica, juntament amb Axios per a realitzar peticions HTTP i obtenir la informació necessària des del backend.</text:p>
      <text:p text:style-name="P2"/>
      <text:list text:style-name="L1">
        <text:list-item>
          <text:p text:style-name="P5">Integració de Mapes Interactius:</text:p>
          <text:p text:style-name="P6">Emprar l’API de Leaflet per mostrar visualment i de forma geolocalitzada les diferents localitzacions d’interès, permetent cercar per proximitat a etapes o zones específiques dels esdeveniments.</text:p>
          <text:p text:style-name="P6"/>
        </text:list-item>
        <text:list-item>
          <text:p text:style-name="P5">Integració amb Xarxes Socials:</text:p>
          <text:p text:style-name="P6">Incorporació d’eines per compartir experiències, recomanacions i continguts multimèdia, com fotos dels rallys, facilitant la interacció social i la difusió d’informació.</text:p>
          <text:p text:style-name="P6"/>
        </text:list-item>
      </text:list>
      <text:h text:style-name="P1" text:outline-level="2">2. Tipus de Projecte</text:h>
      <text:p text:style-name="P2">RallyGO es pot classificar com a projecte tècnic per les següents raons:</text:p>
      <text:h text:style-name="P3" text:outline-level="3">Enfocament Tècnic:</text:h>
      <text:p text:style-name="P2">El projecte respon a una necessitat concreta de centralitzar i gestionar informació rellevant per a l’assistència als esdeveniments de rally.</text:p>
      <text:h text:style-name="P3" text:outline-level="3">Solucions Tecnològiques:</text:h>
      <text:p text:style-name="P2">Integra diverses tecnologies i eines (backend, frontend, bases de dades i API de mapes) per oferir una solució completa i funcional a una problemàtica real.</text:p>
      <text:h text:style-name="P3" text:outline-level="3"><text:soft-page-break/>Valor Afegit:</text:h>
      <text:p text:style-name="P2">Tot i que hi ha elements administratius (com la validació de proveïdors i la gestió de continguts), el nucli del projecte es basa en la resolució de problemes tècnics, millorant l’experiència dels usuaris a través d’una plataforma digital.</text:p>
      <text:h text:style-name="P1" text:outline-level="2">3. Descripció del Projecte</text:h>
      <text:p text:style-name="P2">RallyGO és una aplicació web dissenyada per facilitar la planificació i l’assistència als esdeveniments del Campionat Mundial de Ral·lis (<text:span text:style-name="T3">WRC</text:span>) i altres competicions de rally a Espanya. El projecte té com a objectiu principal:</text:p>
      <text:list xml:id="list565254436" text:style-name="L2">
        <text:list-item>
          <text:p text:style-name="P7">Centralització de la Informació:</text:p>
          <text:list>
            <text:list-item>
              <text:p text:style-name="P7">Reunir dades sobre allotjaments, pàrquings, restaurants i altres serveis propers a les zones d’interès dels esdeveniments, proporcionant als aficionats una font única d’informació.</text:p>
            </text:list-item>
          </text:list>
          <text:p text:style-name="P7"/>
        </text:list-item>
        <text:list-item>
          <text:p text:style-name="P7">Experiència d’Usuari Optimitzada:</text:p>
          <text:list>
            <text:list-item>
              <text:p text:style-name="P7">Mitjançant un mapa interactiu (integrat amb l’API de Leaflet), els usuaris poden visualitzar les localitzacions recomanades i filtrar els serveis segons tipus, preu, distància i valoracions.</text:p>
            </text:list-item>
          </text:list>
          <text:p text:style-name="P7"/>
        </text:list-item>
      </text:list>
      <text:h text:style-name="P3" text:outline-level="3"><text:span text:style-name="T1">3.1. </text:span>Funcionalitats Addicionals:</text:h>
      <text:list text:continue-numbering="true" text:style-name="L2">
        <text:list-item>
          <text:p text:style-name="P7"><text:span text:style-name="T3">Registre i Inici de Sessió:</text:span> Permet als usuaris crear un perfil per accedir a funcionalitats personalitzades (guardar favorits, publicar ressenyes, etc.).</text:p>
          <text:p text:style-name="P7"/>
        </text:list-item>
        <text:list-item>
          <text:p text:style-name="P7"><text:span text:style-name="T3">Blog de Fotos:</text:span> Espai dedicat a la publicació de fotos dels rallys, amb especial atenció als vehicles i als esdeveniments, que fomenta la interacció entre els aficionats.</text:p>
          <text:p text:style-name="P7"/>
        </text:list-item>
        <text:list-item>
          <text:p text:style-name="P7"><text:span text:style-name="T3">Informació Detallada sobre Etapes:</text:span> Proporciona horaris, punts de descans i altres dades logístiques importants per a cada esdeveniment.</text:p>
          <text:p text:style-name="P7"/>
        </text:list-item>
        <text:list-item>
          <text:p text:style-name="P7"><text:span text:style-name="T3">Objectius Finals</text:span>:Facilitar la planificació dels viatges: Ajudar als aficionats a trobar ràpidament els serveis necessaris per gaudir de l’experiència del rally.</text:p>
          <text:p text:style-name="P7"/>
        </text:list-item>
        <text:list-item>
          <text:p text:style-name="P7"><text:span text:style-name="T3">Millorar l’experiència durant els esdeveniments:</text:span> Oferir una solució centralitzada que redueixi imprevistos i permeti una millor organització dels desplaçaments.</text:p>
          <text:p text:style-name="P7"/>
        </text:list-item>
        <text:list-item>
          <text:p text:style-name="P7"><text:span text:style-name="T3">Aportar solucions visuals</text:span>: Amb el mapa interactiu, els usuaris poden identificar fàcilment les ubicacions i prendre decisions informad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Negrita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3" fo:font-family="Arial" style:font-style-name="Negrita" style:font-family-generic="swiss" style:font-pitch="variable" fo:font-size="2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3" fo:font-family="Arial" style:font-style-name="Negrita" style:font-family-generic="swiss" style:font-pitch="variable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Arial3" fo:font-family="Arial" style:font-style-name="Negrit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fo:font-size="8pt" officeooo:rsid="0013167e" officeooo:paragraph-rsid="0013167e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Gabriel Góngora - RallyGO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4T11:14:09.488000000</meta:creation-date>
    <dc:date>2025-03-14T11:40:09.602000000</dc:date>
    <meta:editing-duration>PT14M10S</meta:editing-duration>
    <meta:editing-cycles>1</meta:editing-cycles>
    <meta:document-statistic meta:table-count="0" meta:image-count="0" meta:object-count="0" meta:page-count="2" meta:paragraph-count="45" meta:word-count="550" meta:character-count="3764" meta:non-whitespace-character-count="3273"/>
    <meta:generator>LibreOffice/24.8.5.2$Windows_X86_64 LibreOffice_project/fddf2685c70b461e7832239a0162a77216259f22</meta:generator>
  </office:meta>
</office:document-meta>
</file>